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b6be" officeooo:paragraph-rsid="0015b6be"/>
    </style:style>
    <style:style style:name="P2" style:family="paragraph" style:parent-style-name="Standard">
      <style:text-properties officeooo:rsid="0016c030" officeooo:paragraph-rsid="0015b6be"/>
    </style:style>
    <style:style style:name="P3" style:family="paragraph" style:parent-style-name="Standard">
      <style:text-properties officeooo:rsid="0016c030" officeooo:paragraph-rsid="0016c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3 Exercicios</text:p>
      <text:p text:style-name="P1"/>
      <text:p text:style-name="P1">1 – Crie uma sequência logica para tomar uma banho</text:p>
      <text:p text:style-name="P1">Resposta</text:p>
      <text:p text:style-name="P1">Tire a roupa</text:p>
      <text:p text:style-name="P1">Pegue uma toalha</text:p>
      <text:p text:style-name="P1">Entre no banheiro</text:p>
      <text:p text:style-name="P1">Pendure a toalha</text:p>
      <text:p text:style-name="P1">ligue o chuveiro</text:p>
      <text:p text:style-name="P1">Entre em baixo do chuveir</text:p>
      <text:p text:style-name="P1">Pegue o sabonete</text:p>
      <text:p text:style-name="P1">Se esfregue</text:p>
      <text:p text:style-name="P1">Se enxague</text:p>
      <text:p text:style-name="P1">pegue a toalha</text:p>
      <text:p text:style-name="P1">Se seque</text:p>
      <text:p text:style-name="P1">Saia do banheiro</text:p>
      <text:p text:style-name="P1"/>
      <text:p text:style-name="P1">2 – Faça um algoritmo para somar dois números e multiplicar o resultado pelo primeiro</text:p>
      <text:p text:style-name="P1">Resposta</text:p>
      <text:p text:style-name="P1">Receba o primeiro número</text:p>
      <text:p text:style-name="P1">Receba o segundo número</text:p>
      <text:p text:style-name="P1">Some o primeiro com o segundo número</text:p>
      <text:p text:style-name="P1">Multiplique o resultado pelo primeiro número</text:p>
      <text:p text:style-name="P1"/>
      <text:p text:style-name="P1">3 – Descreva com detalhes uma sequência lógica para trocar um pneu de carro</text:p>
      <text:p text:style-name="P1">Resposta</text:p>
      <text:p text:style-name="P1">Encoste o carro em um local seguro</text:p>
      <text:p text:style-name="P1">desligue o carro</text:p>
      <text:p text:style-name="P1">saia do carro</text:p>
      <text:p text:style-name="P1">abra o porta malas</text:p>
      <text:p text:style-name="P1">pegue o triangulo sinalizador</text:p>
      <text:p text:style-name="P1">Instale o triangulo sinalizador a 30 metros do carro</text:p>
      <text:p text:style-name="P1">Retire a ferramenta e o pneu estepe do porta mala</text:p>
      <text:p text:style-name="P1">Pegue a chave de boca e solte um pouco os parafusos da roda</text:p>
      <text:p text:style-name="P1">Instale o macaco em baixo do carro<text:line-break/>Suspenda o carro com o macaco</text:p>
      <text:p text:style-name="P1">Retire totalmente os parafusos com a chave de boca</text:p>
      <text:p text:style-name="P1">Retire a roda</text:p>
      <text:p text:style-name="P2">Coloque o estepe</text:p>
      <text:p text:style-name="P3">Aperte os parafusos com a chave de boca</text:p>
      <text:p text:style-name="P3">Desça o veículo utilizando o macaco</text:p>
      <text:p text:style-name="P3">Aperte mais uma vez os parafusos</text:p>
      <text:p text:style-name="P3">Recolha a roda com pneu furado</text:p>
      <text:p text:style-name="P3">Recolha as ferramentas</text:p>
      <text:p text:style-name="P3">Recolha o sinalizador triângulo</text:p>
      <text:p text:style-name="P3">Feche o porta malas</text:p>
      <text:p text:style-name="P3">Entre no carro</text:p>
      <text:p text:style-name="P3">Ligue o carro</text:p>
      <text:p text:style-name="P3">Saia com cuidado.</text:p>
      <text:p text:style-name="P3"><text:line-break/></text:p>
      <text:p text:style-name="P3"/>
      <text:p text:style-name="P3"><text:soft-page-break/>4 – Faça um algoritmo para trocar uma lampada. Descreva com detalhes.</text:p>
      <text:p text:style-name="P3">Resposta</text:p>
      <text:p text:style-name="P3">Desligue o interruptor da luz</text:p>
      <text:p text:style-name="P3">Pegue uma lampada nova</text:p>
      <text:p text:style-name="P3">Suba na escada</text:p>
      <text:p text:style-name="P3">Retire a lampada antiga</text:p>
      <text:p text:style-name="P3">Coloque a lampada nova</text:p>
      <text:p text:style-name="P3">Desça da escada</text:p>
      <text:p text:style-name="P3">Ligue o interruptor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8T20:21:35.369000000</meta:creation-date>
    <dc:date>2021-10-08T20:44:58.014000000</dc:date>
    <meta:editing-duration>PT8M12S</meta:editing-duration>
    <meta:editing-cycles>1</meta:editing-cycles>
    <meta:document-statistic meta:table-count="0" meta:image-count="0" meta:object-count="0" meta:page-count="2" meta:paragraph-count="55" meta:word-count="263" meta:character-count="1443" meta:non-whitespace-character-count="1229"/>
    <meta:generator>LibreOffice/7.2.1.2$Windows_x86 LibreOffice_project/87b77fad49947c1441b67c559c339af8f3517e22</meta:generator>
  </office:meta>
</office:document-meta>
</file>